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left" draw:textarea-vertical-align="top" fo:padding-top="0.03cm" fo:padding-bottom="0.03cm" fo:padding-left="0.15cm" fo:padding-right="0.15cm"/>
    </style:style>
    <style:style style:name="gr2" style:family="graphic" style:parent-style-name="standard">
      <style:graphic-properties draw:stroke="dash" draw:stroke-dash="Fine_20_Dashed" draw:fill="solid" draw:fill-color="#cfe7f5" draw:opacity="50%" draw:textarea-horizontal-align="left" draw:textarea-vertical-align="top" fo:padding-top="0.03cm" fo:padding-bottom="0.03cm" fo:padding-left="0.15cm" fo:padding-right="0.15cm" draw:shadow-opacity="50%"/>
    </style:style>
    <style:style style:name="gr3" style:family="graphic" style:parent-style-name="standard">
      <style:graphic-properties draw:textarea-horizontal-align="left" draw:textarea-vertical-align="top" fo:padding-top="0.03cm" fo:padding-bottom="0.03cm" fo:padding-left="0.15cm" fo:padding-right="0.15cm"/>
    </style:style>
    <style:style style:name="gr4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left" draw:textarea-vertical-align="top" fo:padding-top="0.03cm" fo:padding-bottom="0.03cm" fo:padding-left="0.15cm" fo:padding-right="0.1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1.4cm" svg:height="19cm" svg:x="2.2cm" svg:y="1cm">
          <text:p text:style-name="P1"><text:span text:style-name="T1">Master</text:span></text:p>
        </draw:rect>
        <draw:rect draw:style-name="gr1" draw:text-style-name="P2" draw:layer="layout" svg:width="11.5cm" svg:height="19cm" svg:x="16.5cm" svg:y="1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9cm" svg:x="11.5cm" svg:y="1cm">
          <text:p text:style-name="P1"><text:span text:style-name="T1"><text:s text:c="21"/></text:span><text:span text:style-name="T1">I2C</text:span></text:p>
        </draw:rect>
        <draw:rect draw:style-name="gr3" draw:text-style-name="P2" xml:id="id2" draw:id="id2" draw:layer="layout" svg:width="2.8cm" svg:height="1.7cm" svg:x="4cm" svg:y="3cm">
          <text:p text:style-name="P1"><text:span text:style-name="T1">Sync</text:span></text:p>
          <text:p text:style-name="P1"><text:span text:style-name="T1">(2,2)</text:span></text:p>
          <text:p text:style-name="P1"><text:span text:style-name="T1">Load TxData</text:span></text:p>
        </draw:rect>
        <draw:rect draw:style-name="gr3" draw:text-style-name="P2" xml:id="id3" draw:id="id3" draw:layer="layout" svg:width="2cm" svg:height="0.5cm" svg:x="9cm" svg:y="3cm">
          <text:p text:style-name="P1"><text:span text:style-name="T1">TxBuf</text:span></text:p>
        </draw:rect>
        <draw:rect draw:style-name="gr3" draw:text-style-name="P2" xml:id="id6" draw:id="id6" draw:layer="layout" svg:width="2cm" svg:height="0.5cm" svg:x="9cm" svg:y="7.901cm">
          <text:p text:style-name="P1"><text:span text:style-name="T1">RxBuf</text:span></text:p>
        </draw:rect>
        <draw:rect draw:style-name="gr3" draw:text-style-name="P2" xml:id="id18" draw:id="id18" draw:layer="layout" svg:width="2cm" svg:height="0.5cm" svg:x="9cm" svg:y="11.499cm">
          <text:p text:style-name="P1"><text:span text:style-name="T1">Done</text:span></text:p>
        </draw:rect>
        <draw:rect draw:style-name="gr3" draw:text-style-name="P2" xml:id="id9" draw:id="id9" draw:layer="layout" svg:width="3.9cm" svg:height="1.7cm" svg:x="3cm" svg:y="13.2cm">
          <text:p text:style-name="P1"><text:span text:style-name="T1">Data:</text:span><text:span text:style-name="T1"><text:line-break/></text:span><text:span text:style-name="T1">(n_Tx,n_Rx)</text:span></text:p>
          <text:p text:style-name="P1"><text:span text:style-name="T1">Load TxData(n_Tx)</text:span></text:p>
        </draw:rect>
        <draw:rect draw:style-name="gr3" draw:text-style-name="P2" xml:id="id17" draw:id="id17" draw:layer="layout" svg:width="2cm" svg:height="0.5cm" svg:x="2.5cm" svg:y="19.2cm">
          <text:p text:style-name="P1"><text:span text:style-name="T1">end</text:span></text:p>
        </draw:rect>
        <draw:rect draw:style-name="gr3" draw:text-style-name="P2" xml:id="id12" draw:id="id12" draw:layer="layout" svg:width="2cm" svg:height="0.5cm" svg:x="19cm" svg:y="3cm">
          <text:p text:style-name="P1"><text:span text:style-name="T1">AM</text:span></text:p>
        </draw:rect>
        <draw:rect draw:style-name="gr3" draw:text-style-name="P2" xml:id="id21" draw:id="id21" draw:layer="layout" svg:width="2cm" svg:height="0.5cm" svg:x="19cm" svg:y="6.6cm">
          <text:p text:style-name="P1"><text:span text:style-name="T1">RxBuf</text:span></text:p>
        </draw:rect>
        <draw:rect draw:style-name="gr3" draw:text-style-name="P2" xml:id="id10" draw:id="id10" draw:layer="layout" svg:width="2cm" svg:height="0.5cm" svg:x="19cm" svg:y="7.901cm">
          <text:p text:style-name="P1"><text:span text:style-name="T1">AM</text:span></text:p>
        </draw:rect>
        <draw:rect draw:style-name="gr3" draw:text-style-name="P2" xml:id="id27" draw:id="id27" draw:layer="layout" svg:width="2cm" svg:height="0.5cm" svg:x="19cm" svg:y="9cm">
          <text:p text:style-name="P1"><text:span text:style-name="T1">TxBuf</text:span></text:p>
        </draw:rect>
        <draw:rect draw:style-name="gr3" draw:text-style-name="P2" xml:id="id14" draw:id="id14" draw:layer="layout" svg:width="2.3cm" svg:height="0.5cm" svg:x="19cm" svg:y="11.6cm">
          <text:p text:style-name="P1"><text:span text:style-name="T1">Done</text:span></text:p>
        </draw:rect>
        <draw:rect draw:style-name="gr3" draw:text-style-name="P2" xml:id="id16" draw:id="id16" draw:layer="layout" svg:width="4cm" svg:height="1.7cm" svg:x="3.2cm" svg:y="17cm">
          <text:p text:style-name="P1"><text:span text:style-name="T1">ComDone</text:span></text:p>
          <text:p text:style-name="P1"><text:span text:style-name="T1">Store RxData(n_Rx)</text:span></text:p>
        </draw:rect>
        <draw:rect draw:style-name="gr3" draw:text-style-name="P2" xml:id="id8" draw:id="id8" draw:layer="layout" svg:width="2.3cm" svg:height="0.5cm" svg:x="3.7cm" svg:y="11.8cm">
          <text:p text:style-name="P1"><text:span text:style-name="T1">ComDone</text:span></text:p>
        </draw:rect>
        <draw:rect draw:style-name="gr3" draw:text-style-name="P2" xml:id="id1" draw:id="id1" draw:layer="layout" svg:width="2.3cm" svg:height="0.5cm" svg:x="2.6cm" svg:y="1.9cm">
          <text:p text:style-name="P1"><text:span text:style-name="T1">ComStart</text:span></text:p>
        </draw:rect>
        <draw:rect draw:style-name="gr3" draw:text-style-name="P2" draw:layer="layout" svg:width="2.5cm" svg:height="0.5cm" svg:x="23cm" svg:y="7.901cm">
          <text:p text:style-name="P1"><text:span text:style-name="T1">ComStartTx</text:span></text:p>
        </draw:rect>
        <draw:rect draw:style-name="gr3" draw:text-style-name="P2" draw:layer="layout" svg:width="2.5cm" svg:height="0.5cm" svg:x="23cm" svg:y="11.6cm">
          <text:p text:style-name="P1"><text:span text:style-name="T1">ComDone</text:span></text:p>
        </draw:rect>
        <draw:rect draw:style-name="gr3" draw:text-style-name="P2" xml:id="id13" draw:id="id13" draw:layer="layout" svg:width="2.7cm" svg:height="1.9cm" svg:x="23cm" svg:y="3cm">
          <text:p text:style-name="P1"><text:span text:style-name="T1">Sync:</text:span></text:p>
          <text:p text:style-name="P1"><text:span text:style-name="T1">ComStartRx</text:span></text:p>
          <text:p text:style-name="P1"><text:span text:style-name="T1">(2,2)</text:span></text:p>
          <text:p text:style-name="P1"><text:span text:style-name="T1">Load n_Tx</text:span></text:p>
        </draw:rect>
        <draw:rect draw:style-name="gr3" draw:text-style-name="P2" xml:id="id11" draw:id="id11" draw:layer="layout" svg:width="2.5cm" svg:height="0.5cm" svg:x="22.999cm" svg:y="7.9cm">
          <text:p text:style-name="P1"><text:span text:style-name="T1">ComStartTx</text:span></text:p>
        </draw:rect>
        <draw:rect draw:style-name="gr3" draw:text-style-name="P2" xml:id="id15" draw:id="id15" draw:layer="layout" svg:width="3.401cm" svg:height="1.201cm" svg:x="22.999cm" svg:y="11.599cm">
          <text:p text:style-name="P1"><text:span text:style-name="T1">ComDone</text:span></text:p>
          <text:p text:style-name="P1"><text:span text:style-name="T1">Store n_Rx</text:span></text:p>
        </draw:rect>
        <draw:connector draw:style-name="gr4" draw:text-style-name="P3" draw:layer="layout" draw:type="line" svg:x1="3.75cm" svg:y1="2.4cm" svg:x2="5.4cm" svg:y2="3cm" draw:start-shape="id1" draw:start-glue-point="2" draw:end-shape="id2" draw:end-glue-point="0" svg:d="m3750 2400 1650 600">
          <text:p/>
        </draw:connector>
        <draw:connector draw:style-name="gr4" draw:text-style-name="P3" draw:layer="layout" draw:type="line" svg:x1="6.8cm" svg:y1="3.85cm" svg:x2="9cm" svg:y2="3.25cm" draw:start-shape="id2" draw:start-glue-point="1" draw:end-shape="id3" draw:end-glue-point="3" svg:d="m6800 3850 2200-600">
          <text:p/>
        </draw:connector>
        <draw:connector draw:style-name="gr4" draw:text-style-name="P4" draw:layer="layout" draw:type="line" svg:x1="13.1cm" svg:y1="3.25cm" svg:x2="16.8cm" svg:y2="3.25cm" draw:start-shape="id4" draw:start-glue-point="1" draw:end-shape="id5" draw:end-glue-point="3" svg:d="m13100 3250h3700">
          <text:p/>
        </draw:connector>
        <draw:connector draw:style-name="gr4" draw:text-style-name="P3" draw:layer="layout" draw:type="line" svg:x1="11cm" svg:y1="8.151cm" svg:x2="11.9cm" svg:y2="8.151cm" draw:start-shape="id6" draw:start-glue-point="1" draw:end-shape="id7" draw:end-glue-point="3" svg:d="m11000 8151h900">
          <text:p/>
        </draw:connector>
        <draw:connector draw:style-name="gr4" draw:text-style-name="P3" draw:layer="layout" draw:type="line" svg:x1="4.85cm" svg:y1="12.3cm" svg:x2="4.95cm" svg:y2="13.2cm" draw:start-shape="id8" draw:start-glue-point="2" draw:end-shape="id9" draw:end-glue-point="0" svg:d="m4850 12300 100 900">
          <text:p/>
        </draw:connector>
        <draw:connector draw:style-name="gr4" draw:text-style-name="P3" draw:layer="layout" draw:type="line" svg:x1="21cm" svg:y1="8.151cm" svg:x2="22.999cm" svg:y2="8.15cm" draw:start-shape="id10" draw:start-glue-point="1" draw:end-shape="id11" draw:end-glue-point="3" svg:d="m21000 8151 1999-1">
          <text:p/>
        </draw:connector>
        <draw:connector draw:style-name="gr4" draw:text-style-name="P3" draw:layer="layout" draw:type="line" svg:x1="21cm" svg:y1="3.25cm" svg:x2="23cm" svg:y2="3.95cm" draw:start-shape="id12" draw:start-glue-point="1" draw:end-shape="id13" draw:end-glue-point="3" svg:d="m21000 3250 2000 700">
          <text:p/>
        </draw:connector>
        <draw:connector draw:style-name="gr4" draw:text-style-name="P3" draw:layer="layout" draw:type="line" svg:x1="21.3cm" svg:y1="11.85cm" svg:x2="22.999cm" svg:y2="12.199cm" draw:start-shape="id14" draw:start-glue-point="1" draw:end-shape="id15" draw:end-glue-point="3" svg:d="m21300 11850 1699 349">
          <text:p/>
        </draw:connector>
        <draw:connector draw:style-name="gr4" draw:text-style-name="P3" draw:layer="layout" draw:type="line" svg:x1="5.2cm" svg:y1="18.7cm" svg:x2="3.5cm" svg:y2="19.2cm" draw:start-shape="id16" draw:start-glue-point="2" draw:end-shape="id17" draw:end-glue-point="0" svg:d="m5200 18700-1700 500">
          <text:p/>
        </draw:connector>
        <draw:connector draw:style-name="gr4" draw:text-style-name="P3" draw:layer="layout" draw:type="line" svg:x1="9cm" svg:y1="11.749cm" svg:x2="6cm" svg:y2="12.05cm" draw:start-shape="id18" draw:start-glue-point="3" draw:end-shape="id8" draw:end-glue-point="1" svg:d="m9000 11749-3000 301">
          <text:p/>
        </draw:connector>
        <draw:rect draw:style-name="gr3" draw:text-style-name="P2" xml:id="id19" draw:id="id19" draw:layer="layout" svg:width="1.1cm" svg:height="0.5cm" svg:x="11.9cm" svg:y="3.9cm">
          <text:p text:style-name="P1"><text:span text:style-name="T1">wt_s</text:span></text:p>
        </draw:rect>
        <draw:rect draw:style-name="gr5" draw:text-style-name="P2" draw:layer="layout" svg:width="2cm" svg:height="0.5cm" svg:x="13.6cm" svg:y="2.7cm">
          <text:p text:style-name="P1"><text:span text:style-name="T1">Start+ Adr+W</text:span></text:p>
        </draw:rect>
        <draw:connector draw:style-name="gr4" draw:text-style-name="P4" draw:layer="layout" draw:type="line" svg:x1="16.8cm" svg:y1="3.25cm" svg:x2="13cm" svg:y2="4.15cm" draw:start-shape="id5" draw:start-glue-point="3" draw:end-shape="id19" draw:end-glue-point="1" svg:d="m16800 3250-3800 900">
          <text:p/>
        </draw:connector>
        <draw:rect draw:style-name="gr5" draw:text-style-name="P2" draw:layer="layout" svg:width="2cm" svg:height="0.5cm" svg:x="13.8cm" svg:y="8.4cm">
          <text:p text:style-name="P1"><text:span text:style-name="T1">Start stretch</text:span></text:p>
        </draw:rect>
        <draw:rect draw:style-name="gr5" draw:text-style-name="P2" draw:layer="layout" svg:width="2cm" svg:height="0.5cm" svg:x="14.1cm" svg:y="6.1cm">
          <text:p text:style-name="P1"><text:span text:style-name="T1">data</text:span></text:p>
        </draw:rect>
        <draw:rect draw:style-name="gr3" draw:text-style-name="P2" xml:id="id4" draw:id="id4" draw:layer="layout" svg:width="1.2cm" svg:height="0.5cm" svg:x="11.9cm" svg:y="3cm">
          <text:p text:style-name="P1"><text:span text:style-name="T1">adr</text:span></text:p>
        </draw:rect>
        <draw:connector draw:style-name="gr4" draw:text-style-name="P4" draw:layer="layout" draw:type="line" svg:x1="11cm" svg:y1="3.25cm" svg:x2="11.9cm" svg:y2="3.25cm" draw:start-shape="id3" draw:start-glue-point="1" draw:end-shape="id4" draw:end-glue-point="3" svg:d="m11000 3250h900">
          <text:p/>
        </draw:connector>
        <draw:rect draw:style-name="gr3" draw:text-style-name="P2" xml:id="id5" draw:id="id5" draw:layer="layout" svg:width="1.2cm" svg:height="0.5cm" svg:x="16.8cm" svg:y="3cm">
          <text:p text:style-name="P1"><text:span text:style-name="T1">adr</text:span></text:p>
        </draw:rect>
        <draw:rect draw:style-name="gr3" draw:text-style-name="P2" xml:id="id20" draw:id="id20" draw:layer="layout" svg:width="1.3cm" svg:height="0.5cm" svg:x="16.8cm" svg:y="6.091cm">
          <text:p text:style-name="P1"><text:span text:style-name="T1">D_Rx</text:span></text:p>
        </draw:rect>
        <draw:connector draw:style-name="gr4" draw:text-style-name="P4" draw:layer="layout" draw:type="line" svg:x1="18.1cm" svg:y1="6.341cm" svg:x2="19cm" svg:y2="6.85cm" draw:start-shape="id20" draw:start-glue-point="1" draw:end-shape="id21" draw:end-glue-point="3" svg:d="m18100 6341 900 509">
          <text:p/>
        </draw:connector>
        <draw:connector draw:style-name="gr4" draw:text-style-name="P4" draw:layer="layout" draw:type="line" svg:x1="18cm" svg:y1="3.25cm" svg:x2="19cm" svg:y2="3.25cm" draw:start-shape="id5" draw:start-glue-point="1" draw:end-shape="id12" draw:end-glue-point="3" svg:d="m18000 3250h1000">
          <text:p/>
        </draw:connector>
        <draw:rect draw:style-name="gr3" draw:text-style-name="P2" xml:id="id23" draw:id="id23" draw:layer="layout" svg:width="1.1cm" svg:height="0.5cm" svg:x="11.868cm" svg:y="8.769cm">
          <text:p text:style-name="P1"><text:span text:style-name="T1">wt_s</text:span></text:p>
        </draw:rect>
        <draw:rect draw:style-name="gr3" draw:text-style-name="P2" xml:id="id7" draw:id="id7" draw:layer="layout" svg:width="1.2cm" svg:height="0.5cm" svg:x="11.9cm" svg:y="7.901cm">
          <text:p text:style-name="P1"><text:span text:style-name="T1">adr</text:span></text:p>
        </draw:rect>
        <draw:rect draw:style-name="gr3" draw:text-style-name="P2" xml:id="id26" draw:id="id26" draw:layer="layout" svg:width="1.2cm" svg:height="0.5cm" svg:x="16.8cm" svg:y="7.901cm">
          <text:p text:style-name="P1"><text:span text:style-name="T1">adr</text:span></text:p>
        </draw:rect>
        <draw:rect draw:style-name="gr3" draw:text-style-name="P2" xml:id="id24" draw:id="id24" draw:layer="layout" svg:width="1.2cm" svg:height="0.5cm" svg:x="16.8cm" svg:y="9.9cm">
          <text:p text:style-name="P1"><text:span text:style-name="T1">D_Tx</text:span></text:p>
        </draw:rect>
        <draw:connector draw:style-name="gr4" draw:text-style-name="P4" draw:layer="layout" draw:type="line" svg:x1="13.1cm" svg:y1="8.151cm" svg:x2="16.8cm" svg:y2="8.151cm" draw:start-shape="id7" draw:start-glue-point="1" draw:end-shape="id22" draw:end-glue-point="2" svg:d="m13100 8151h3700">
          <text:p/>
        </draw:connector>
        <draw:connector draw:style-name="gr4" draw:text-style-name="P4" xml:id="id22" draw:id="id22" draw:layer="layout" draw:type="line" svg:x1="16.8cm" svg:y1="8.151cm" svg:x2="12.968cm" svg:y2="9.019cm" draw:end-shape="id23" draw:end-glue-point="1" svg:d="m16800 8151-3832 868">
          <text:p/>
        </draw:connector>
        <draw:connector draw:style-name="gr4" draw:text-style-name="P4" draw:layer="layout" draw:type="line" svg:x1="16.8cm" svg:y1="10.15cm" svg:x2="13.1cm" svg:y2="10.85cm" draw:start-shape="id24" draw:start-glue-point="3" draw:end-shape="id25" draw:end-glue-point="1" svg:d="m16800 10150-3700 700">
          <text:p/>
        </draw:connector>
        <draw:rect draw:style-name="gr5" draw:text-style-name="P2" draw:layer="layout" svg:width="2cm" svg:height="0.5cm" svg:x="14.1cm" svg:y="10.5cm">
          <text:p text:style-name="P1"><text:span text:style-name="T1">data</text:span></text:p>
        </draw:rect>
        <draw:connector draw:style-name="gr4" draw:text-style-name="P4" draw:layer="layout" draw:type="line" svg:x1="18cm" svg:y1="8.151cm" svg:x2="19cm" svg:y2="8.151cm" draw:start-shape="id26" draw:start-glue-point="1" draw:end-shape="id10" draw:end-glue-point="3" svg:d="m18000 8151h1000">
          <text:p/>
        </draw:connector>
        <draw:rect draw:style-name="gr3" draw:text-style-name="P2" xml:id="id25" draw:id="id25" draw:layer="layout" svg:width="1.2cm" svg:height="0.5cm" svg:x="11.9cm" svg:y="10.6cm">
          <text:p text:style-name="P1"><text:span text:style-name="T1">D_Rx</text:span></text:p>
        </draw:rect>
        <draw:connector draw:style-name="gr4" draw:text-style-name="P3" draw:layer="layout" draw:type="line" svg:x1="19cm" svg:y1="9.25cm" svg:x2="18cm" svg:y2="10.15cm" draw:start-shape="id27" draw:start-glue-point="3" draw:end-shape="id24" draw:end-glue-point="1" svg:d="m19000 9250-1000 900">
          <text:p/>
        </draw:connector>
        <draw:rect draw:style-name="gr3" draw:text-style-name="P2" draw:layer="layout" svg:width="12.1cm" svg:height="3cm" svg:x="9cm" svg:y="14.2cm">
          <text:p text:style-name="P1"><text:span text:style-name="T1">Wie zuvor</text:span></text:p>
        </draw:rect>
        <draw:rect draw:style-name="gr3" draw:text-style-name="P2" draw:layer="layout" svg:width="3.9cm" svg:height="1.9cm" svg:x="23cm" svg:y="13.2cm">
          <text:p text:style-name="P1"><text:span text:style-name="T1">Data:</text:span></text:p>
          <text:p text:style-name="P1"><text:span text:style-name="T1">ComStartRx</text:span></text:p>
          <text:p text:style-name="P1"><text:span text:style-name="T1">(n_Tx,n_Rx)</text:span></text:p>
          <text:p text:style-name="P1"><text:span text:style-name="T1">Load TxData(n_Tx)</text:span></text:p>
        </draw:rect>
        <draw:rect draw:style-name="gr3" draw:text-style-name="P2" draw:layer="layout" svg:width="2.5cm" svg:height="0.5cm" svg:x="23cm" svg:y="15.5cm">
          <text:p text:style-name="P1"><text:span text:style-name="T1">ComStartTx</text:span></text:p>
        </draw:rect>
        <draw:rect draw:style-name="gr3" draw:text-style-name="P2" draw:layer="layout" svg:width="4cm" svg:height="1.4cm" svg:x="23cm" svg:y="17.2cm">
          <text:p text:style-name="P1"><text:span text:style-name="T1">ComDone</text:span></text:p>
          <text:p text:style-name="P1"><text:span text:style-name="T1">Store RxData(n_Rx)</text:span></text:p>
        </draw:rect>
        <draw:line draw:style-name="gr4" draw:text-style-name="P3" draw:layer="layout" svg:x1="6.9cm" svg:y1="13.8cm" svg:x2="9cm" svg:y2="15.1cm">
          <text:p/>
        </draw:line>
        <draw:line draw:style-name="gr4" draw:text-style-name="P3" draw:layer="layout" svg:x1="9cm" svg:y1="16.6cm" svg:x2="7.2cm" svg:y2="17.8cm">
          <text:p/>
        </draw:line>
        <draw:line draw:style-name="gr4" draw:text-style-name="P3" draw:layer="layout" svg:x1="21.1cm" svg:y1="14.6cm" svg:x2="23cm" svg:y2="13.9cm">
          <text:p/>
        </draw:line>
        <draw:line draw:style-name="gr4" draw:text-style-name="P3" draw:layer="layout" svg:x1="21.1cm" svg:y1="15.8cm" svg:x2="23cm" svg:y2="15.8cm">
          <text:p/>
        </draw:line>
        <draw:line draw:style-name="gr4" draw:text-style-name="P3" draw:layer="layout" svg:x1="21.1cm" svg:y1="16.7cm" svg:x2="23cm" svg:y2="17.5cm">
          <text:p/>
        </draw:line>
        <draw:rect draw:style-name="gr3" draw:text-style-name="P2" xml:id="id28" draw:id="id28" draw:layer="layout" svg:width="1.2cm" svg:height="0.5cm" svg:x="11.9cm" svg:y="5.7cm">
          <text:p text:style-name="P1"><text:span text:style-name="T1">D_Tx</text:span></text:p>
        </draw:rect>
        <draw:connector draw:style-name="gr4" draw:text-style-name="P4" draw:layer="layout" draw:type="line" svg:x1="13.1cm" svg:y1="5.95cm" svg:x2="16.8cm" svg:y2="6.341cm" draw:start-shape="id28" draw:start-glue-point="1" draw:end-shape="id20" draw:end-glue-point="3" svg:d="m13100 5950 3700 391">
          <text:p/>
        </draw:connector>
        <draw:connector draw:style-name="gr4" draw:text-style-name="P4" draw:layer="layout" draw:type="line" svg:x1="11cm" svg:y1="3.25cm" svg:x2="11.9cm" svg:y2="5.95cm" draw:end-shape="id28" draw:end-glue-point="3" svg:d="m11000 3250 900 2700">
          <text:p/>
        </draw:connector>
        <draw:connector draw:style-name="gr4" draw:text-style-name="P4" draw:layer="layout" draw:type="line" svg:x1="13cm" svg:y1="11.749cm" svg:x2="16.8cm" svg:y2="11.804cm" draw:start-shape="id29" draw:start-glue-point="1" draw:end-shape="id30" draw:end-glue-point="3" svg:d="m13000 11749 3800 55">
          <text:p/>
        </draw:connector>
        <draw:rect draw:style-name="gr3" draw:text-style-name="P2" draw:layer="layout" svg:width="1.7cm" svg:height="0.5cm" svg:x="11.632cm" svg:y="6.741cm">
          <text:p text:style-name="P1"><text:span text:style-name="T1">ReStart</text:span></text:p>
        </draw:rect>
        <draw:rect draw:style-name="gr3" draw:text-style-name="P2" xml:id="id29" draw:id="id29" draw:layer="layout" svg:width="1.1cm" svg:height="0.5cm" svg:x="11.9cm" svg:y="11.499cm">
          <text:p text:style-name="P1"><text:span text:style-name="T1">End</text:span></text:p>
        </draw:rect>
        <draw:connector draw:style-name="gr4" draw:text-style-name="P4" draw:layer="layout" draw:type="line" svg:x1="11.9cm" svg:y1="11.749cm" svg:x2="11cm" svg:y2="11.749cm" draw:start-shape="id29" draw:start-glue-point="3" draw:end-shape="id18" draw:end-glue-point="1" svg:d="m11900 11749h-900">
          <text:p/>
        </draw:connector>
        <draw:rect draw:style-name="gr5" draw:text-style-name="P2" draw:layer="layout" svg:width="2cm" svg:height="0.5cm" svg:x="13.8cm" svg:y="11.299cm">
          <text:p text:style-name="P1"><text:span text:style-name="T1">Stop + Nack</text:span></text:p>
        </draw:rect>
        <draw:rect draw:style-name="gr5" draw:text-style-name="P2" draw:layer="layout" svg:width="2cm" svg:height="0.5cm" svg:x="13.6cm" svg:y="7.7cm">
          <text:p text:style-name="P1"><text:span text:style-name="T1">Start+ Adr+R</text:span></text:p>
        </draw:rect>
        <draw:rect draw:style-name="gr3" draw:text-style-name="P2" xml:id="id31" draw:id="id31" draw:layer="layout" svg:width="1.2cm" svg:height="0.5cm" svg:x="16.764cm" svg:y="3.9cm">
          <text:p text:style-name="P1"><text:span text:style-name="T1">ready</text:span></text:p>
        </draw:rect>
        <draw:connector draw:style-name="gr4" draw:text-style-name="P3" draw:layer="layout" draw:type="line" svg:x1="23cm" svg:y1="3.95cm" svg:x2="17.964cm" svg:y2="4.15cm" draw:start-shape="id13" draw:start-glue-point="3" draw:end-shape="id31" draw:end-glue-point="1" svg:d="m23000 3950-5036 200">
          <text:p/>
        </draw:connector>
        <draw:rect draw:style-name="gr5" draw:text-style-name="P2" draw:layer="layout" svg:width="2cm" svg:height="0.5cm" svg:x="13.8cm" svg:y="9.2cm">
          <text:p text:style-name="P1"><text:span text:style-name="T1">End stretch</text:span></text:p>
        </draw:rect>
        <draw:rect draw:style-name="gr3" draw:text-style-name="P2" xml:id="id32" draw:id="id32" draw:layer="layout" svg:width="1.3cm" svg:height="0.5cm" svg:x="16.8cm" svg:y="9.1cm">
          <text:p text:style-name="P1"><text:span text:style-name="T1">ready</text:span></text:p>
        </draw:rect>
        <draw:connector draw:style-name="gr4" draw:text-style-name="P4" draw:layer="layout" draw:type="line" svg:x1="16.8cm" svg:y1="9.35cm" svg:x2="13cm" svg:y2="9.85cm" draw:start-shape="id32" draw:start-glue-point="3" draw:end-shape="id33" draw:end-glue-point="1" svg:d="m16800 9350-3800 500">
          <text:p/>
        </draw:connector>
        <draw:connector draw:style-name="gr4" draw:text-style-name="P3" draw:layer="layout" draw:type="line" svg:x1="22.999cm" svg:y1="8.15cm" svg:x2="21cm" svg:y2="9.25cm" draw:start-shape="id11" draw:start-glue-point="3" draw:end-shape="id27" draw:end-glue-point="1" svg:d="m22999 8150-1999 1100">
          <text:p/>
        </draw:connector>
        <draw:connector draw:style-name="gr4" draw:text-style-name="P3" draw:layer="layout" draw:type="line" svg:x1="19cm" svg:y1="9.25cm" svg:x2="18.1cm" svg:y2="9.35cm" draw:start-shape="id27" draw:start-glue-point="3" draw:end-shape="id32" draw:end-glue-point="1" svg:d="m19000 9250-900 100">
          <text:p/>
        </draw:connector>
        <draw:rect draw:style-name="gr3" draw:text-style-name="P2" xml:id="id34" draw:id="id34" draw:layer="layout" svg:width="1.1cm" svg:height="0.5cm" svg:x="11.868cm" svg:y="4.856cm">
          <text:p text:style-name="P1"><text:span text:style-name="T1">wt_e</text:span></text:p>
        </draw:rect>
        <draw:connector draw:style-name="gr4" draw:text-style-name="P4" draw:layer="layout" draw:type="line" svg:x1="16.764cm" svg:y1="4.15cm" svg:x2="12.968cm" svg:y2="5.106cm" draw:start-shape="id31" draw:start-glue-point="3" draw:end-shape="id34" draw:end-glue-point="1" svg:d="m16764 4150-3796 956">
          <text:p/>
        </draw:connector>
        <draw:rect draw:style-name="gr5" draw:text-style-name="P2" draw:layer="layout" svg:width="2cm" svg:height="0.5cm" svg:x="13.6cm" svg:y="3.6cm">
          <text:p text:style-name="P1"><text:span text:style-name="T1">Start stretch</text:span></text:p>
        </draw:rect>
        <draw:rect draw:style-name="gr5" draw:text-style-name="P2" draw:layer="layout" svg:width="2cm" svg:height="0.5cm" svg:x="13.6cm" svg:y="4.4cm">
          <text:p text:style-name="P1"><text:span text:style-name="T1">End stretch</text:span></text:p>
        </draw:rect>
        <draw:rect draw:style-name="gr3" draw:text-style-name="P2" xml:id="id33" draw:id="id33" draw:layer="layout" svg:width="1.1cm" svg:height="0.5cm" svg:x="11.9cm" svg:y="9.6cm">
          <text:p text:style-name="P1"><text:span text:style-name="T1">wt_e</text:span></text:p>
        </draw:rect>
        <draw:rect draw:style-name="gr3" draw:text-style-name="P2" xml:id="id30" draw:id="id30" draw:layer="layout" svg:width="1.2cm" svg:height="0.5cm" svg:x="16.8cm" svg:y="11.554cm">
          <text:p text:style-name="P1"><text:span text:style-name="T1">End</text:span></text:p>
        </draw:rect>
        <draw:connector draw:style-name="gr4" draw:text-style-name="P4" draw:layer="layout" draw:type="line" svg:x1="18cm" svg:y1="11.804cm" svg:x2="19cm" svg:y2="11.85cm" draw:start-shape="id30" draw:start-glue-point="1" draw:end-shape="id14" draw:end-glue-point="3" svg:d="m18000 11804 1000 46">
          <text:p/>
        </draw:connector>
        <draw:connector draw:style-name="gr4" draw:text-style-name="P3" draw:layer="layout" draw:type="line" svg:x1="18cm" svg:y1="11.804cm" svg:x2="18cm" svg:y2="11.804cm" draw:start-shape="id30" draw:start-glue-point="1" draw:end-shape="id30" draw:end-glue-point="1" svg:d="m18000 118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18M25S</meta:editing-duration>
    <meta:editing-cycles>45</meta:editing-cycles>
    <meta:generator>OpenOffice.org/3.4.1$Win32 OpenOffice.org_project/341m1$Build-9593</meta:generator>
    <dc:date>2019-10-25T08:49:31.05</dc:date>
    <meta:document-statistic meta:object-count="87"/>
  </office:meta>
</office:document-meta>
</file>